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6F800000C9D9F04A564.svm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44cm" fo:margin-left="3cm" fo:margin-right="6.856cm" table:align="margins"/>
    </style:style>
    <style:style style:name="Table1.A" style:family="table-column">
      <style:table-column-properties style:column-width="1.296cm" style:rel-column-width="735*"/>
    </style:style>
    <style:style style:name="Table1.B" style:family="table-column">
      <style:table-column-properties style:column-width="1.799cm" style:rel-column-width="1020*"/>
    </style:style>
    <style:style style:name="Table1.C" style:family="table-column">
      <style:table-column-properties style:column-width="1.877cm" style:rel-column-width="1064*"/>
    </style:style>
    <style:style style:name="Table1.D" style:family="table-column">
      <style:table-column-properties style:column-width="2.171cm" style:rel-column-width="1231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 style:data-style-name="N0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C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MT" fo:font-size="16pt" style:font-name-asian="ArialMT" style:font-size-asian="16pt" style:font-name-complex="ArialMT" style:font-size-complex="16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ArialMT" fo:font-size="13pt" style:font-name-asian="ArialMT" style:font-size-asian="13pt" style:font-name-complex="ArialM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ArialMT" fo:font-size="13pt" fo:language="en" fo:country="US" style:font-name-asian="ArialMT" style:font-size-asian="13pt" style:font-name-complex="ArialMT" style:font-size-complex="13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MT" fo:font-size="16pt" style:font-name-asian="ArialMT" style:font-size-asian="16pt" style:font-name-complex="ArialMT" style:font-size-complex="16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MT" fo:font-size="16pt" style:font-name-asian="ArialMT" style:font-size-asian="16pt" style:font-name-complex="ArialMT" style:font-size-complex="16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9" style:family="paragraph" style:parent-style-name="Standard" style:list-style-name="L1">
      <style:paragraph-properties fo:text-align="start" style:justify-single-word="false" style:text-autospace="none"/>
      <style:text-properties style:font-name="ArialMT" fo:font-size="13pt" fo:language="el" fo:country="GR" style:font-name-asian="ArialMT" style:font-size-asian="13pt" style:font-name-complex="ArialMT" style:font-size-complex="13pt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ΠΑΝΕΠΙΣΤΗΜΙΟ ΔΥΤΙΚΗΣ ΜΑΚΕΔΟΝΙΑΣ</text:p>
      <text:p text:style-name="P1">ΤΜΗΜΑ ΜΗΧΑΝΙΚΩΝ ΠΛΗΡΟΦΟΡΙΚΗΣ</text:p>
      <text:p text:style-name="P1">ΚΑΙ ΤΗΛΕΠΙΚΟΙΝΩΝΙΩΝ</text:p>
      <text:p text:style-name="P1"/>
      <text:p text:style-name="P2">Μάθημα: Ανάλυση και Προσομοίωση Δικτύων Επικοινωνιών</text:p>
      <text:p text:style-name="P2">Εξάμηνο: 7ο</text:p>
      <text:p text:style-name="P2">Φοιτήτής: Πετρουσόβ Ιωάννης</text:p>
      <text:p text:style-name="P2">ΑΕΜ: 343</text:p>
      <text:p text:style-name="P7"/>
      <text:p text:style-name="P3"><text:span text:style-name="T1">5</text:span>η εργασία</text:p>
      <text:p text:style-name="P1"/>
      <text:list xml:id="list3700456312057740047" text:style-name="L1">
        <text:list-item>
          <text:p text:style-name="P9">Το αρχικό <text:span text:style-name="T1">event_list </text:span>είναι για π.χ. 2 σταθμούς <text:line-break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float" office:value="1">
            <text:p text:style-name="P4">1</text:p>
          </table:table-cell>
          <table:table-cell table:style-name="Table1.A1" office:value-type="float" office:value="1">
            <text:p text:style-name="P4">1</text:p>
          </table:table-cell>
          <table:table-cell table:style-name="Table1.A1" office:value-type="float" office:value="3">
            <text:p text:style-name="P4">3</text:p>
          </table:table-cell>
          <table:table-cell table:style-name="Table1.D1" office:value-type="float" office:value="4">
            <text:p text:style-name="P4">4</text:p>
          </table:table-cell>
        </table:table-row>
        <table:table-row>
          <table:table-cell table:style-name="Table1.A2" office:value-type="float" office:value="0">
            <text:p text:style-name="P4">0</text:p>
          </table:table-cell>
          <table:table-cell table:style-name="Table1.A2" office:value-type="float" office:value="0">
            <text:p text:style-name="P4">0</text:p>
          </table:table-cell>
          <table:table-cell table:style-name="Table1.A2" office:value-type="float" office:value="0">
            <text:p text:style-name="P4">0</text:p>
          </table:table-cell>
          <table:table-cell table:style-name="Table1.D2" office:value-type="string">
            <text:p text:style-name="P5">sim_time</text:p>
          </table:table-cell>
        </table:table-row>
        <table:table-row>
          <table:table-cell table:style-name="Table1.A2" office:value-type="float" office:value="1">
            <text:p text:style-name="P5">1</text:p>
          </table:table-cell>
          <table:table-cell table:style-name="Table1.A2" office:value-type="float" office:value="2">
            <text:p text:style-name="P5">2</text:p>
          </table:table-cell>
          <table:table-cell table:style-name="Table1.C3" office:value-type="string">
            <text:p text:style-name="P5">-</text:p>
          </table:table-cell>
          <table:table-cell table:style-name="Table1.D2" office:value-type="string">
            <text:p text:style-name="P5">-</text:p>
          </table:table-cell>
        </table:table-row>
      </table:table>
      <text:list xml:id="list34425292" text:continue-numbering="true" text:style-name="L1">
        <text:list-header>
          <text:p text:style-name="P9"/>
        </text:list-header>
        <text:list-item>
          <text:p text:style-name="P9"><draw:frame draw:style-name="fr1" draw:name="graphics1" text:anchor-type="paragraph" svg:x="1.819cm" svg:y="3cm" svg:width="9.977cm" svg:height="3.23cm" draw:z-index="0"><draw:image xlink:href="Pictures/20000007000026F800000C9D9F04A564.svm" xlink:type="simple" xlink:show="embed" xlink:actuate="onLoad"/></draw:frame>Παράδειγμα εκτέλεσης της συνάρτηση <text:line-break/>&gt;&gt;<text:span text:style-name="T1">Slotted_ALOHA(200, 2, 2, 2, 2)<text:line-break/></text:span>Θα επιστρέψει <text:line-break/>Βλέπουμε το <text:span text:style-name="T1">throughput, </text:span>συγκρούσεις και επιτυχείς μεταφορές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6:05:24.86</meta:creation-date>
    <dc:date>2013-01-17T14:29:10.59</dc:date>
    <meta:editing-duration>PT39M15S</meta:editing-duration>
    <meta:editing-cycles>4</meta:editing-cycles>
    <meta:generator>OpenOffice.org/3.4.1$Win32 OpenOffice.org_project/341m1$Build-9593</meta:generator>
    <meta:document-statistic meta:table-count="1" meta:image-count="1" meta:object-count="0" meta:page-count="1" meta:paragraph-count="22" meta:word-count="63" meta:character-count="399"/>
  </office:meta>
</office:document-meta>
</file>